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f2d" officeooo:paragraph-rsid="00118f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admap – node</text:p>
      <text:p text:style-name="P1"/>
      <text:p text:style-name="P1">APIS – Nativas</text:p>
      <text:p text:style-name="P1"><text:s/>--FileSystem, Stream, Crypto</text:p>
      <text:p text:style-name="P1"/>
      <text:p text:style-name="P1">Typescript</text:p>
      <text:p text:style-name="P1"/>
      <text:p text:style-name="P1">Autenticação JWT</text:p>
      <text:p text:style-name="P1">Principios SOLID</text:p>
      <text:p text:style-name="P1"/>
      <text:p text:style-name="P1">SQL (qrm – prisma)</text:p>
      <text:p text:style-name="P1"/>
      <text:p text:style-name="P1">Docker</text:p>
      <text:p text:style-name="P1"/>
      <text:p text:style-name="P1">Frameworks (Fastify/NestJS)</text:p>
      <text:p text:style-name="P1"/>
      <text:p text:style-name="P1">Testes automatizados (Jest/Vitest)</text:p>
      <text:p text:style-name="P1"/>
      <text:p text:style-name="P1">Arquitetura de software</text:p>
      <text:p text:style-name="P1"/>
      <text:p text:style-name="P1">Deploy &amp; CI/C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15:08:12.080000000</meta:creation-date>
    <dc:date>2024-06-08T15:23:53.636000000</dc:date>
    <meta:editing-duration>PT15M42S</meta:editing-duration>
    <meta:editing-cycles>1</meta:editing-cycles>
    <meta:document-statistic meta:table-count="0" meta:image-count="0" meta:object-count="0" meta:page-count="1" meta:paragraph-count="12" meta:word-count="28" meta:character-count="221" meta:non-whitespace-character-count="202"/>
    <meta:generator>LibreOffice/24.2.3.2$Windows_X86_64 LibreOffice_project/433d9c2ded56988e8a90e6b2e771ee4e6a5ab2ba</meta:generator>
  </office:meta>
</office:document-meta>
</file>